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ae6f5" style:text-align-source="fix" style:repeat-content="false" fo:border="0.74pt solid #000000" style:vertical-align="middle"/>
      <style:paragraph-properties fo:text-align="center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8ae6f5" fo:border="0.74pt solid #000000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#8ae6f5" style:text-align-source="fix" style:repeat-content="false" fo:border="0.74pt solid #000000" style:vertical-align="middle"/>
      <style:paragraph-properties fo:text-align="center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1">
      <style:table-cell-properties fo:background-color="#8ae6f5" fo:border="0.74pt solid #000000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2">
      <style:table-cell-properties fo:background-color="#8ae6f5" fo:border="0.74pt solid #000000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 style:data-style-name="N2">
      <style:table-cell-properties fo:background-color="#8ae6f5" style:text-align-source="fix" style:repeat-content="false" fo:border="0.74pt solid #000000" style:vertical-align="middle"/>
      <style:paragraph-properties fo:text-align="center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2">
      <style:table-cell-properties fo:border="0.74pt solid #000000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3" table:default-cell-style-name="ce13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2"/>
          <table:covered-table-cell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10"/>
        </table:table-row>
        <table:table-row table:style-name="ro1">
          <table:covered-table-cell table:number-columns-repeated="2" table:style-name="ce2"/>
          <table:table-cell table:style-name="ce7" office:value-type="percentage" office:value="0.3" calcext:value-type="percentage" table:number-columns-spanned="3" table:number-rows-spanned="1">
            <text:p>30.00%</text:p>
          </table:table-cell>
          <table:covered-table-cell table:number-columns-repeated="2" table:style-name="ce6"/>
          <table:table-cell table:style-name="ce7" office:value-type="percentage" office:value="0.1" calcext:value-type="percentage" table:number-columns-spanned="3" table:number-rows-spanned="1">
            <text:p>10.00%</text:p>
          </table:table-cell>
          <table:covered-table-cell table:number-columns-repeated="2" table:style-name="ce6"/>
          <table:table-cell table:style-name="ce7" office:value-type="percentage" office:value="0.5" calcext:value-type="percentage" table:number-columns-spanned="3" table:number-rows-spanned="1">
            <text:p>50.00%</text:p>
          </table:table-cell>
          <table:covered-table-cell table:number-columns-repeated="2" table:style-name="ce6"/>
          <table:table-cell table:style-name="ce7" office:value-type="percentage" office:value="0.1" calcext:value-type="percentage" table:number-columns-spanned="2" table:number-rows-spanned="1">
            <text:p>10.00%</text:p>
          </table:table-cell>
          <table:covered-table-cell table:style-name="ce6"/>
          <table:covered-table-cell table:style-name="ce10"/>
        </table:table-row>
        <table:table-row table:style-name="ro1">
          <table:table-cell table:style-name="ce3" office:value-type="string" calcext:value-type="string">
            <text:p>Avila Osuna</text:p>
          </table:table-cell>
          <table:table-cell table:style-name="ce3" office:value-type="string" calcext:value-type="string">
            <text:p>Adria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(([.C5]+[.D5]+[.E5])/3)*[.$C$4]+(([.F5]+[.G5]+[.H5])/3)*[.$F$4]+(([.I5]+[.J5]+[.K5])/3)*[.$I$4]+(([.L5]+[.M5])/2)*[.$L$4]" office:value-type="float" office:value="5.86666666666667" calcext:value-type="float">
            <text:p>5.87</text:p>
          </table:table-cell>
        </table:table-row>
        <table:table-row table:style-name="ro1">
          <table:table-cell table:style-name="ce3" office:value-type="string" calcext:value-type="string">
            <text:p>Bolivar Jimenez</text:p>
          </table:table-cell>
          <table:table-cell table:style-name="ce3" office:value-type="string" calcext:value-type="string">
            <text:p>Sergi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2" table:formula="of:=(([.C6]+[.D6]+[.E6])/3)*[.$C$4]+(([.F6]+[.G6]+[.H6])/3)*[.$F$4]+(([.I6]+[.J6]+[.K6])/3)*[.$I$4]+(([.L6]+[.M6])/2)*[.$L$4]" office:value-type="float" office:value="5.9" calcext:value-type="float">
            <text:p>5.90</text:p>
          </table:table-cell>
        </table:table-row>
        <table:table-row table:style-name="ro1">
          <table:table-cell table:style-name="ce3" office:value-type="string" calcext:value-type="string">
            <text:p>Chiuariu</text:p>
          </table:table-cell>
          <table:table-cell table:style-name="ce3" office:value-type="string" calcext:value-type="string">
            <text:p>Sebastia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(([.C7]+[.D7]+[.E7])/3)*[.$C$4]+(([.F7]+[.G7]+[.H7])/3)*[.$F$4]+(([.I7]+[.J7]+[.K7])/3)*[.$I$4]+(([.L7]+[.M7])/2)*[.$L$4]" office:value-type="float" office:value="7.36666666666667" calcext:value-type="float">
            <text:p>7.37</text:p>
          </table:table-cell>
        </table:table-row>
        <table:table-row table:style-name="ro1">
          <table:table-cell table:style-name="ce3" office:value-type="string" calcext:value-type="string">
            <text:p>Espinoza Gomez</text:p>
          </table:table-cell>
          <table:table-cell table:style-name="ce3" office:value-type="string" calcext:value-type="string">
            <text:p>Daniel Alejandr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[.C8]+[.D8]+[.E8])/3)*[.$C$4]+(([.F8]+[.G8]+[.H8])/3)*[.$F$4]+(([.I8]+[.J8]+[.K8])/3)*[.$I$4]+(([.L8]+[.M8])/2)*[.$L$4]" office:value-type="float" office:value="4.68333333333333" calcext:value-type="float">
            <text:p>4.68</text:p>
          </table:table-cell>
        </table:table-row>
        <table:table-row table:style-name="ro1">
          <table:table-cell table:style-name="ce3" office:value-type="string" calcext:value-type="string">
            <text:p>Fajardo Perez</text:p>
          </table:table-cell>
          <table:table-cell table:style-name="ce3" office:value-type="string" calcext:value-type="string">
            <text:p>Jade Oriana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(([.C9]+[.D9]+[.E9])/3)*[.$C$4]+(([.F9]+[.G9]+[.H9])/3)*[.$F$4]+(([.I9]+[.J9]+[.K9])/3)*[.$I$4]+(([.L9]+[.M9])/2)*[.$L$4]" office:value-type="float" office:value="3.88333333333333" calcext:value-type="float">
            <text:p>3.88</text:p>
          </table:table-cell>
        </table:table-row>
        <table:table-row table:style-name="ro1">
          <table:table-cell table:style-name="ce3" office:value-type="string" calcext:value-type="string">
            <text:p>Fernandez Berrezueta</text:p>
          </table:table-cell>
          <table:table-cell table:style-name="ce3" office:value-type="string" calcext:value-type="string">
            <text:p><text:s/>Jose Maria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(([.C10]+[.D10]+[.E10])/3)*[.$C$4]+(([.F10]+[.G10]+[.H10])/3)*[.$F$4]+(([.I10]+[.J10]+[.K10])/3)*[.$I$4]+(([.L10]+[.M10])/2)*[.$L$4]" office:value-type="float" office:value="4.26666666666667" calcext:value-type="float">
            <text:p>4.27</text:p>
          </table:table-cell>
        </table:table-row>
        <table:table-row table:style-name="ro1">
          <table:table-cell table:style-name="ce3" office:value-type="string" calcext:value-type="string">
            <text:p>Garcia Leal</text:p>
          </table:table-cell>
          <table:table-cell table:style-name="ce3" office:value-type="string" calcext:value-type="string">
            <text:p>Isaac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(([.C11]+[.D11]+[.E11])/3)*[.$C$4]+(([.F11]+[.G11]+[.H11])/3)*[.$F$4]+(([.I11]+[.J11]+[.K11])/3)*[.$I$4]+(([.L11]+[.M11])/2)*[.$L$4]" office:value-type="float" office:value="5.55" calcext:value-type="float">
            <text:p>5.55</text:p>
          </table:table-cell>
        </table:table-row>
        <table:table-row table:style-name="ro1">
          <table:table-cell table:style-name="ce3" office:value-type="string" calcext:value-type="string">
            <text:p>Gonzalez Cardona</text:p>
          </table:table-cell>
          <table:table-cell table:style-name="ce3" office:value-type="string" calcext:value-type="string">
            <text:p>Ignasi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[.C12]+[.D12]+[.E12])/3)*[.$C$4]+(([.F12]+[.G12]+[.H12])/3)*[.$F$4]+(([.I12]+[.J12]+[.K12])/3)*[.$I$4]+(([.L12]+[.M12])/2)*[.$L$4]" office:value-type="float" office:value="6.86666666666667" calcext:value-type="float">
            <text:p>6.87</text:p>
          </table:table-cell>
        </table:table-row>
        <table:table-row table:style-name="ro1">
          <table:table-cell table:style-name="ce3" office:value-type="string" calcext:value-type="string">
            <text:p>Guillen Moll</text:p>
          </table:table-cell>
          <table:table-cell table:style-name="ce3" office:value-type="string" calcext:value-type="string">
            <text:p>Pabl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[.C13]+[.D13]+[.E13])/3)*[.$C$4]+(([.F13]+[.G13]+[.H13])/3)*[.$F$4]+(([.I13]+[.J13]+[.K13])/3)*[.$I$4]+(([.L13]+[.M13])/2)*[.$L$4]" office:value-type="float" office:value="6.9" calcext:value-type="float">
            <text:p>6.90</text:p>
          </table:table-cell>
        </table:table-row>
        <table:table-row table:style-name="ro1">
          <table:table-cell table:style-name="ce3" office:value-type="string" calcext:value-type="string">
            <text:p>Martín Server</text:p>
          </table:table-cell>
          <table:table-cell table:style-name="ce3" office:value-type="string" calcext:value-type="string">
            <text:p>Sergi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[.C14]+[.D14]+[.E14])/3)*[.$C$4]+(([.F14]+[.G14]+[.H14])/3)*[.$F$4]+(([.I14]+[.J14]+[.K14])/3)*[.$I$4]+(([.L14]+[.M14])/2)*[.$L$4]" office:value-type="float" office:value="7.53333333333333" calcext:value-type="float">
            <text:p>7.53</text:p>
          </table:table-cell>
        </table:table-row>
        <table:table-row table:style-name="ro1">
          <table:table-cell table:style-name="ce3" office:value-type="string" calcext:value-type="string">
            <text:p>Mascaró Pons </text:p>
          </table:table-cell>
          <table:table-cell table:style-name="ce3" office:value-type="string" calcext:value-type="string">
            <text:p>Ainho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12" table:formula="of:=(([.C15]+[.D15]+[.E15])/3)*[.$C$4]+(([.F15]+[.G15]+[.H15])/3)*[.$F$4]+(([.I15]+[.J15]+[.K15])/3)*[.$I$4]+(([.L15]+[.M15])/2)*[.$L$4]" office:value-type="float" office:value="4.78333333333333" calcext:value-type="float">
            <text:p>4.78</text:p>
          </table:table-cell>
        </table:table-row>
        <table:table-row table:style-name="ro1">
          <table:table-cell table:style-name="ce3" office:value-type="string" calcext:value-type="string">
            <text:p>Moya Daroca</text:p>
          </table:table-cell>
          <table:table-cell table:style-name="ce3" office:value-type="string" calcext:value-type="string">
            <text:p>Aram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(([.C16]+[.D16]+[.E16])/3)*[.$C$4]+(([.F16]+[.G16]+[.H16])/3)*[.$F$4]+(([.I16]+[.J16]+[.K16])/3)*[.$I$4]+(([.L16]+[.M16])/2)*[.$L$4]" office:value-type="float" office:value="6.05" calcext:value-type="float">
            <text:p>6.05</text:p>
          </table:table-cell>
        </table:table-row>
        <table:table-row table:style-name="ro1">
          <table:table-cell table:style-name="ce3" office:value-type="string" calcext:value-type="string">
            <text:p>Moya Leon</text:p>
          </table:table-cell>
          <table:table-cell table:style-name="ce3" office:value-type="string" calcext:value-type="string">
            <text:p>Oscar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(([.C17]+[.D17]+[.E17])/3)*[.$C$4]+(([.F17]+[.G17]+[.H17])/3)*[.$F$4]+(([.I17]+[.J17]+[.K17])/3)*[.$I$4]+(([.L17]+[.M17])/2)*[.$L$4]" office:value-type="float" office:value="5.26666666666667" calcext:value-type="float">
            <text:p>5.27</text:p>
          </table:table-cell>
        </table:table-row>
        <table:table-row table:style-name="ro1">
          <table:table-cell table:style-name="ce3" office:value-type="string" calcext:value-type="string">
            <text:p>Nagy</text:p>
          </table:table-cell>
          <table:table-cell table:style-name="ce3" office:value-type="string" calcext:value-type="string">
            <text:p>David Györy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(([.C18]+[.D18]+[.E18])/3)*[.$C$4]+(([.F18]+[.G18]+[.H18])/3)*[.$F$4]+(([.I18]+[.J18]+[.K18])/3)*[.$I$4]+(([.L18]+[.M18])/2)*[.$L$4]" office:value-type="float" office:value="6.21666666666667" calcext:value-type="float">
            <text:p>6.22</text:p>
          </table:table-cell>
        </table:table-row>
        <table:table-row table:style-name="ro1">
          <table:table-cell table:style-name="ce3" office:value-type="string" calcext:value-type="string">
            <text:p>Ortega Morro</text:p>
          </table:table-cell>
          <table:table-cell table:style-name="ce3" office:value-type="string" calcext:value-type="string">
            <text:p>Jonata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2" table:formula="of:=(([.C19]+[.D19]+[.E19])/3)*[.$C$4]+(([.F19]+[.G19]+[.H19])/3)*[.$F$4]+(([.I19]+[.J19]+[.K19])/3)*[.$I$4]+(([.L19]+[.M19])/2)*[.$L$4]" office:value-type="float" office:value="7.86666666666667" calcext:value-type="float">
            <text:p>7.87</text:p>
          </table:table-cell>
        </table:table-row>
        <table:table-row table:style-name="ro1">
          <table:table-cell table:style-name="ce3" office:value-type="string" calcext:value-type="string">
            <text:p>Pons Lagan</text:p>
          </table:table-cell>
          <table:table-cell table:style-name="ce3" office:value-type="string" calcext:value-type="string">
            <text:p>Sergi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(([.C20]+[.D20]+[.E20])/3)*[.$C$4]+(([.F20]+[.G20]+[.H20])/3)*[.$F$4]+(([.I20]+[.J20]+[.K20])/3)*[.$I$4]+(([.L20]+[.M20])/2)*[.$L$4]" office:value-type="float" office:value="7.06666666666667" calcext:value-type="float">
            <text:p>7.07</text:p>
          </table:table-cell>
        </table:table-row>
        <table:table-row table:style-name="ro1">
          <table:table-cell table:style-name="ce3" office:value-type="string" calcext:value-type="string">
            <text:p>Pons Martinez</text:p>
          </table:table-cell>
          <table:table-cell table:style-name="ce3" office:value-type="string" calcext:value-type="string">
            <text:p>Aro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2" table:formula="of:=(([.C21]+[.D21]+[.E21])/3)*[.$C$4]+(([.F21]+[.G21]+[.H21])/3)*[.$F$4]+(([.I21]+[.J21]+[.K21])/3)*[.$I$4]+(([.L21]+[.M21])/2)*[.$L$4]" office:value-type="float" office:value="7.36666666666667" calcext:value-type="float">
            <text:p>7.37</text:p>
          </table:table-cell>
        </table:table-row>
        <table:table-row table:style-name="ro1">
          <table:table-cell table:style-name="ce3" office:value-type="string" calcext:value-type="string">
            <text:p>Pons Zubchenco</text:p>
          </table:table-cell>
          <table:table-cell table:style-name="ce3" office:value-type="string" calcext:value-type="string">
            <text:p>José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(([.C22]+[.D22]+[.E22])/3)*[.$C$4]+(([.F22]+[.G22]+[.H22])/3)*[.$F$4]+(([.I22]+[.J22]+[.K22])/3)*[.$I$4]+(([.L22]+[.M22])/2)*[.$L$4]" office:value-type="float" office:value="5.68333333333333" calcext:value-type="float">
            <text:p>5.68</text:p>
          </table:table-cell>
        </table:table-row>
        <table:table-row table:style-name="ro1">
          <table:table-cell table:style-name="ce3" office:value-type="string" calcext:value-type="string">
            <text:p>Quesada Mesquida</text:p>
          </table:table-cell>
          <table:table-cell table:style-name="ce3" office:value-type="string" calcext:value-type="string">
            <text:p>Andreu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2" table:formula="of:=(([.C23]+[.D23]+[.E23])/3)*[.$C$4]+(([.F23]+[.G23]+[.H23])/3)*[.$F$4]+(([.I23]+[.J23]+[.K23])/3)*[.$I$4]+(([.L23]+[.M23])/2)*[.$L$4]" office:value-type="float" office:value="5.55" calcext:value-type="float">
            <text:p>5.55</text:p>
          </table:table-cell>
        </table:table-row>
        <table:table-row table:style-name="ro1">
          <table:table-cell table:style-name="ce3" office:value-type="string" calcext:value-type="string">
            <text:p>Romero Abegao</text:p>
          </table:table-cell>
          <table:table-cell table:style-name="ce3" office:value-type="string" calcext:value-type="string">
            <text:p>Iva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(([.C24]+[.D24]+[.E24])/3)*[.$C$4]+(([.F24]+[.G24]+[.H24])/3)*[.$F$4]+(([.I24]+[.J24]+[.K24])/3)*[.$I$4]+(([.L24]+[.M24])/2)*[.$L$4]" office:value-type="float" office:value="5.6" calcext:value-type="float">
            <text:p>5.60</text:p>
          </table:table-cell>
        </table:table-row>
        <table:table-row table:style-name="ro1">
          <table:table-cell table:style-name="ce3" office:value-type="string" calcext:value-type="string">
            <text:p>Sanchez Masegosa</text:p>
          </table:table-cell>
          <table:table-cell table:style-name="ce3" office:value-type="string" calcext:value-type="string">
            <text:p>Ethan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(([.C25]+[.D25]+[.E25])/3)*[.$C$4]+(([.F25]+[.G25]+[.H25])/3)*[.$F$4]+(([.I25]+[.J25]+[.K25])/3)*[.$I$4]+(([.L25]+[.M25])/2)*[.$L$4]" office:value-type="float" office:value="7.68333333333333" calcext:value-type="float">
            <text:p>7.68</text:p>
          </table:table-cell>
        </table:table-row>
        <table:table-row table:style-name="ro1">
          <table:table-cell table:style-name="ce3" office:value-type="string" calcext:value-type="string">
            <text:p>Sánchez Sánchez</text:p>
          </table:table-cell>
          <table:table-cell table:style-name="ce3" office:value-type="string" calcext:value-type="string">
            <text:p>Óliv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[.C26]+[.D26]+[.E26])/3)*[.$C$4]+(([.F26]+[.G26]+[.H26])/3)*[.$F$4]+(([.I26]+[.J26]+[.K26])/3)*[.$I$4]+(([.L26]+[.M26])/2)*[.$L$4]" office:value-type="float" office:value="8.36666666666667" calcext:value-type="float">
            <text:p>8.37</text:p>
          </table:table-cell>
        </table:table-row>
        <table:table-row table:style-name="ro1">
          <table:table-cell table:style-name="ce3" office:value-type="string" calcext:value-type="string">
            <text:p>Simó</text:p>
          </table:table-cell>
          <table:table-cell table:style-name="ce3" office:value-type="string" calcext:value-type="string">
            <text:p>Eric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2" table:formula="of:=(([.C27]+[.D27]+[.E27])/3)*[.$C$4]+(([.F27]+[.G27]+[.H27])/3)*[.$F$4]+(([.I27]+[.J27]+[.K27])/3)*[.$I$4]+(([.L27]+[.M27])/2)*[.$L$4]" office:value-type="float" office:value="6.71666666666667" calcext:value-type="float">
            <text:p>6.72</text:p>
          </table:table-cell>
        </table:table-row>
        <table:table-row table:style-name="ro1">
          <table:table-cell table:style-name="ce3" office:value-type="string" calcext:value-type="string">
            <text:p>Torres Navarro</text:p>
          </table:table-cell>
          <table:table-cell table:style-name="ce3" office:value-type="string" calcext:value-type="string">
            <text:p>Juli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(([.C28]+[.D28]+[.E28])/3)*[.$C$4]+(([.F28]+[.G28]+[.H28])/3)*[.$F$4]+(([.I28]+[.J28]+[.K28])/3)*[.$I$4]+(([.L28]+[.M28])/2)*[.$L$4]" office:value-type="float" office:value="5.9" calcext:value-type="float">
            <text:p>5.90</text:p>
          </table:table-cell>
        </table:table-row>
        <table:table-row table:style-name="ro2" table:number-rows-repeated="104854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3:01:09.773000000</meta:creation-date>
    <dc:date>2023-01-15T14:25:23.187000000</dc:date>
    <meta:editing-duration>PT1H25M1S</meta:editing-duration>
    <meta:editing-cycles>3</meta:editing-cycles>
    <meta:generator>LibreOffice/7.4.4.2$Windows_X86_64 LibreOffice_project/85569322deea74ec9134968a29af2df5663baa21</meta:generator>
    <meta:document-statistic meta:table-count="1" meta:cell-count="360" meta:object-count="0"/>
  </office:meta>
</office:document-meta>
</file>